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fo:font-weight="bold" officeooo:rsid="0028ee0f" officeooo:paragraph-rsid="0028ee0f" style:font-weight-asian="bold" style:font-weight-complex="bold"/>
    </style:style>
    <style:style style:name="P2" style:family="paragraph" style:parent-style-name="Standard">
      <style:text-properties style:font-name="DejaVu Sans Condensed" officeooo:paragraph-rsid="0028ee0f"/>
    </style:style>
    <style:style style:name="P3" style:family="paragraph" style:parent-style-name="Standard">
      <style:paragraph-properties fo:margin-left="1.251cm" fo:text-indent="0cm" style:auto-text-indent="false"/>
      <style:text-properties style:font-name="DejaVu Sans Condensed" officeooo:paragraph-rsid="002adf31"/>
    </style:style>
    <style:style style:name="P4" style:family="paragraph" style:parent-style-name="Standard">
      <style:paragraph-properties fo:margin-left="1.251cm" fo:text-indent="0cm" style:auto-text-indent="false"/>
      <style:text-properties style:font-name="DejaVu Sans Condensed" officeooo:paragraph-rsid="00306e4a"/>
    </style:style>
    <style:style style:name="P5" style:family="paragraph" style:parent-style-name="Standard">
      <style:paragraph-properties fo:margin-left="1.251cm" fo:text-indent="0cm" style:auto-text-indent="false"/>
      <style:text-properties style:font-name="DejaVu Sans Condensed" officeooo:rsid="005f32ab" officeooo:paragraph-rsid="005f32ab"/>
    </style:style>
    <style:style style:name="P6" style:family="paragraph" style:parent-style-name="Standard">
      <style:paragraph-properties fo:margin-left="1.251cm" fo:text-indent="0cm" style:auto-text-indent="false"/>
      <style:text-properties style:font-name="DejaVu Sans Condensed" officeooo:paragraph-rsid="008413f8"/>
    </style:style>
    <style:style style:name="P7" style:family="paragraph" style:parent-style-name="Standard">
      <style:paragraph-properties fo:margin-left="1.251cm" fo:text-indent="0cm" style:auto-text-indent="false"/>
      <style:text-properties style:font-name="DejaVu Sans Condensed" officeooo:rsid="008413f8" officeooo:paragraph-rsid="008413f8"/>
    </style:style>
    <style:style style:name="P8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306e4a"/>
    </style:style>
    <style:style style:name="P9" style:family="paragraph" style:parent-style-name="Standard">
      <style:paragraph-properties fo:margin-left="1.251cm" fo:text-indent="0cm" style:auto-text-indent="false"/>
      <style:text-properties style:font-name="DejaVu Sans Condensed" officeooo:rsid="002adf31" officeooo:paragraph-rsid="00306e4a"/>
    </style:style>
    <style:style style:name="P10" style:family="paragraph" style:parent-style-name="Standard">
      <style:paragraph-properties fo:margin-left="1.251cm" fo:text-indent="0cm" style:auto-text-indent="false"/>
      <style:text-properties style:font-name="DejaVu Sans Condensed" officeooo:paragraph-rsid="0028ee0f"/>
    </style:style>
    <style:style style:name="P11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8a7cfe" officeooo:paragraph-rsid="008a7cfe" style:font-weight-asian="bold" style:font-weight-complex="bold"/>
    </style:style>
    <style:style style:name="P12" style:family="paragraph" style:parent-style-name="Standard">
      <style:paragraph-properties fo:margin-left="1.251cm" fo:text-indent="0cm" style:auto-text-indent="false"/>
      <style:text-properties style:font-name="DejaVu Sans Condensed" officeooo:paragraph-rsid="008a7cfe"/>
    </style:style>
    <style:style style:name="P13" style:family="paragraph" style:parent-style-name="Standard">
      <style:paragraph-properties fo:margin-left="1.251cm" fo:text-indent="0cm" style:auto-text-indent="false"/>
      <style:text-properties style:font-name="DejaVu Sans Condensed" officeooo:paragraph-rsid="0033aca8"/>
    </style:style>
    <style:style style:name="P14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e48a7"/>
    </style:style>
    <style:style style:name="P15" style:family="paragraph" style:parent-style-name="Standard">
      <style:paragraph-properties fo:margin-left="1.251cm" fo:text-indent="0cm" style:auto-text-indent="false"/>
      <style:text-properties style:font-name="DejaVu Sans Condensed" officeooo:paragraph-rsid="008e48a7"/>
    </style:style>
    <style:style style:name="P16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970e1c"/>
    </style:style>
    <style:style style:name="P17" style:family="paragraph" style:parent-style-name="Standard">
      <style:paragraph-properties fo:margin-left="1.251cm" fo:text-indent="0cm" style:auto-text-indent="false"/>
      <style:text-properties style:font-name="DejaVu Sans Condensed" officeooo:rsid="0033b23d" officeooo:paragraph-rsid="008f4c91"/>
    </style:style>
    <style:style style:name="P18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f4c91"/>
    </style:style>
    <style:style style:name="P19" style:family="paragraph" style:parent-style-name="Standard">
      <style:paragraph-properties fo:margin-left="1.251cm" fo:text-indent="0cm" style:auto-text-indent="false"/>
      <style:text-properties style:font-name="DejaVu Sans Condensed" officeooo:rsid="00721112" officeooo:paragraph-rsid="00908ad1"/>
    </style:style>
    <style:style style:name="P20" style:family="paragraph" style:parent-style-name="Standard">
      <style:paragraph-properties fo:margin-left="1.251cm" fo:text-indent="0cm" style:auto-text-indent="false"/>
      <style:text-properties style:font-name="DejaVu Sans Condensed" officeooo:rsid="00674556" officeooo:paragraph-rsid="008f4c91"/>
    </style:style>
    <style:style style:name="P21" style:family="paragraph" style:parent-style-name="Standard">
      <style:paragraph-properties fo:margin-left="1.251cm" fo:text-indent="0cm" style:auto-text-indent="false"/>
      <style:text-properties style:font-name="DejaVu Sans Condensed" officeooo:paragraph-rsid="0091154f"/>
    </style:style>
    <style:style style:name="P22" style:family="paragraph" style:parent-style-name="Standard">
      <style:paragraph-properties fo:margin-left="1.251cm" fo:text-indent="0cm" style:auto-text-indent="false"/>
      <style:text-properties style:font-name="DejaVu Sans Condensed" officeooo:rsid="003a15fc" officeooo:paragraph-rsid="0091e932"/>
    </style:style>
    <style:style style:name="P23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9493c4"/>
    </style:style>
    <style:style style:name="P24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984139"/>
    </style:style>
    <style:style style:name="P25" style:family="paragraph" style:parent-style-name="Standard">
      <style:paragraph-properties fo:margin-left="1.251cm" fo:text-indent="0cm" style:auto-text-indent="false"/>
      <style:text-properties style:font-name="DejaVu Sans Condensed" officeooo:rsid="008a7cfe" officeooo:paragraph-rsid="008a7cfe"/>
    </style:style>
    <style:style style:name="P26" style:family="paragraph" style:parent-style-name="Standard">
      <style:paragraph-properties fo:margin-left="1.251cm" fo:text-indent="0cm" style:auto-text-indent="false"/>
      <style:text-properties style:font-name="DejaVu Sans Condensed" officeooo:paragraph-rsid="00402232"/>
    </style:style>
    <style:style style:name="P27" style:family="paragraph" style:parent-style-name="Standard">
      <style:paragraph-properties fo:margin-left="1.251cm" fo:text-indent="0cm" style:auto-text-indent="false"/>
      <style:text-properties style:font-name="DejaVu Sans Condensed" officeooo:rsid="00382e6a" officeooo:paragraph-rsid="00382e6a"/>
    </style:style>
    <style:style style:name="P28" style:family="paragraph" style:parent-style-name="Standard">
      <style:paragraph-properties fo:margin-left="1.251cm" fo:text-indent="0cm" style:auto-text-indent="false"/>
      <style:text-properties style:font-name="DejaVu Sans Condensed" officeooo:rsid="002adf31" officeooo:paragraph-rsid="0033aca8"/>
    </style:style>
    <style:style style:name="P29" style:family="paragraph" style:parent-style-name="Standard">
      <style:paragraph-properties fo:margin-left="1.251cm" fo:text-indent="0cm" style:auto-text-indent="false"/>
      <style:text-properties style:font-name="DejaVu Sans Condensed" officeooo:paragraph-rsid="00984139"/>
    </style:style>
    <style:style style:name="P30" style:family="paragraph" style:parent-style-name="Standard">
      <style:paragraph-properties fo:margin-left="1.251cm" fo:text-indent="0cm" style:auto-text-indent="false"/>
      <style:text-properties style:font-name="DejaVu Sans Condensed" officeooo:rsid="002e49bf" officeooo:paragraph-rsid="0033aca8"/>
    </style:style>
    <style:style style:name="P31" style:family="paragraph" style:parent-style-name="Standard">
      <style:paragraph-properties fo:margin-left="1.251cm" fo:text-indent="0cm" style:auto-text-indent="false"/>
      <style:text-properties style:font-name="DejaVu Sans Condensed" officeooo:paragraph-rsid="008eaee4"/>
    </style:style>
    <style:style style:name="P32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8571f4"/>
    </style:style>
    <style:style style:name="P33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91154f"/>
    </style:style>
    <style:style style:name="P34" style:family="paragraph" style:parent-style-name="Standard">
      <style:paragraph-properties fo:margin-left="1.251cm" fo:text-indent="0cm" style:auto-text-indent="false"/>
      <style:text-properties style:font-name="DejaVu Sans Condensed" officeooo:rsid="0033aca8" officeooo:paragraph-rsid="0033aca8"/>
    </style:style>
    <style:style style:name="P35" style:family="paragraph" style:parent-style-name="Standard">
      <style:paragraph-properties fo:margin-left="1.251cm" fo:text-indent="0cm" style:auto-text-indent="false"/>
      <style:text-properties style:font-name="DejaVu Sans Condensed" officeooo:rsid="0033b23d" officeooo:paragraph-rsid="0033b23d"/>
    </style:style>
    <style:style style:name="P36" style:family="paragraph" style:parent-style-name="Standard">
      <style:paragraph-properties fo:margin-left="1.251cm" fo:text-indent="0cm" style:auto-text-indent="false"/>
      <style:text-properties style:font-name="DejaVu Sans Condensed" officeooo:rsid="00721112" officeooo:paragraph-rsid="00721112"/>
    </style:style>
    <style:style style:name="P37" style:family="paragraph" style:parent-style-name="Standard">
      <style:paragraph-properties fo:margin-left="1.251cm" fo:text-indent="0cm" style:auto-text-indent="false"/>
      <style:text-properties style:font-name="DejaVu Sans Condensed" officeooo:rsid="003470f4" officeooo:paragraph-rsid="003470f4"/>
    </style:style>
    <style:style style:name="P38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376d43"/>
    </style:style>
    <style:style style:name="P39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8571f4"/>
    </style:style>
    <style:style style:name="P40" style:family="paragraph" style:parent-style-name="Standard">
      <style:paragraph-properties fo:margin-left="1.251cm" fo:text-indent="0cm" style:auto-text-indent="false"/>
      <style:text-properties style:font-name="DejaVu Sans Condensed" officeooo:rsid="00376d43" officeooo:paragraph-rsid="00491ca8"/>
    </style:style>
    <style:style style:name="P41" style:family="paragraph" style:parent-style-name="Standard">
      <style:paragraph-properties fo:margin-left="1.251cm" fo:text-indent="0cm" style:auto-text-indent="false"/>
      <style:text-properties style:font-name="DejaVu Sans Condensed" officeooo:rsid="003a15fc" officeooo:paragraph-rsid="003a15fc"/>
    </style:style>
    <style:style style:name="P42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47f3a6"/>
    </style:style>
    <style:style style:name="P43" style:family="paragraph" style:parent-style-name="Standard">
      <style:paragraph-properties fo:margin-left="1.251cm" fo:text-indent="0cm" style:auto-text-indent="false"/>
      <style:text-properties style:font-name="DejaVu Sans Condensed" officeooo:rsid="0047f3a6" officeooo:paragraph-rsid="00956317"/>
    </style:style>
    <style:style style:name="P44" style:family="paragraph" style:parent-style-name="Standard">
      <style:paragraph-properties fo:margin-left="1.251cm" fo:text-indent="0cm" style:auto-text-indent="false"/>
      <style:text-properties style:font-name="DejaVu Sans Condensed" officeooo:paragraph-rsid="0047f3a6"/>
    </style:style>
    <style:style style:name="P45" style:family="paragraph" style:parent-style-name="Standard">
      <style:paragraph-properties fo:margin-left="1.251cm" fo:text-indent="0cm" style:auto-text-indent="false"/>
      <style:text-properties style:font-name="DejaVu Sans Condensed" fo:font-size="11pt" fo:font-weight="bold" officeooo:rsid="009a428e" officeooo:paragraph-rsid="009a428e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1.251cm" fo:text-indent="0cm" style:auto-text-indent="false"/>
      <style:text-properties style:font-name="DejaVu Sans Condensed" officeooo:paragraph-rsid="009bd188"/>
    </style:style>
    <style:style style:name="P47" style:family="paragraph" style:parent-style-name="Standard">
      <style:paragraph-properties fo:margin-left="1.251cm" fo:text-indent="0cm" style:auto-text-indent="false"/>
      <style:text-properties style:font-name="DejaVu Sans Condensed" officeooo:rsid="00577a84" officeooo:paragraph-rsid="00577a84"/>
    </style:style>
    <style:style style:name="P48" style:family="paragraph" style:parent-style-name="Standard">
      <style:paragraph-properties fo:margin-left="1.251cm" fo:text-indent="0cm" style:auto-text-indent="false"/>
      <style:text-properties style:font-name="DejaVu Sans Condensed" officeooo:rsid="009bd188" officeooo:paragraph-rsid="009bd188"/>
    </style:style>
    <style:style style:name="P49" style:family="paragraph" style:parent-style-name="Standard">
      <style:paragraph-properties fo:margin-left="1.251cm" fo:text-indent="0cm" style:auto-text-indent="false"/>
      <style:text-properties style:font-name="DejaVu Sans Condensed" officeooo:rsid="005b4a33" officeooo:paragraph-rsid="005b4a33"/>
    </style:style>
    <style:style style:name="P50" style:family="paragraph" style:parent-style-name="Standard">
      <style:paragraph-properties fo:margin-left="1.251cm" fo:text-indent="0cm" style:auto-text-indent="false"/>
      <style:text-properties style:font-name="DejaVu Sans Condensed" officeooo:rsid="002b9d3c" officeooo:paragraph-rsid="0033aca8"/>
    </style:style>
    <style:style style:name="P51" style:family="paragraph" style:parent-style-name="Standard">
      <style:paragraph-properties fo:margin-left="1.251cm" fo:text-indent="0cm" style:auto-text-indent="false"/>
      <style:text-properties style:font-name="DejaVu Sans Condensed" fo:font-weight="bold" officeooo:paragraph-rsid="0028ee0f" style:font-weight-asian="bold" style:font-weight-complex="bold"/>
    </style:style>
    <style:style style:name="P52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4a4ffc" officeooo:paragraph-rsid="004a4ffc" style:font-weight-asian="normal" style:font-weight-complex="normal"/>
    </style:style>
    <style:style style:name="P53" style:family="paragraph" style:parent-style-name="Standard">
      <style:paragraph-properties fo:margin-left="1.251cm" fo:text-indent="0cm" style:auto-text-indent="false"/>
      <style:text-properties style:font-name="DejaVu Sans Condensed" officeooo:rsid="003e8a92" officeooo:paragraph-rsid="003e8a92"/>
    </style:style>
    <style:style style:name="P54" style:family="paragraph" style:parent-style-name="Standard">
      <style:paragraph-properties fo:margin-left="1.251cm" fo:text-indent="0cm" style:auto-text-indent="false"/>
      <style:text-properties style:font-name="DejaVu Sans Condensed" officeooo:rsid="003ec49d" officeooo:paragraph-rsid="003ec49d"/>
    </style:style>
    <style:style style:name="P55" style:family="paragraph" style:parent-style-name="Standard">
      <style:paragraph-properties fo:margin-left="1.251cm" fo:text-indent="0cm" style:auto-text-indent="false"/>
      <style:text-properties style:font-name="DejaVu Sans Condensed" officeooo:paragraph-rsid="004d3c46"/>
    </style:style>
    <style:style style:name="P56" style:family="paragraph" style:parent-style-name="Standard">
      <style:paragraph-properties fo:margin-left="1.251cm" fo:text-indent="0cm" style:auto-text-indent="false"/>
      <style:text-properties style:font-name="DejaVu Sans Condensed" officeooo:paragraph-rsid="00577a84"/>
    </style:style>
    <style:style style:name="P57" style:family="paragraph" style:parent-style-name="Standard">
      <style:paragraph-properties fo:margin-left="1.251cm" fo:text-indent="0cm" style:auto-text-indent="false"/>
      <style:text-properties style:font-name="DejaVu Sans Condensed" officeooo:paragraph-rsid="0051b229"/>
    </style:style>
    <style:style style:name="P58" style:family="paragraph" style:parent-style-name="Standard">
      <style:paragraph-properties fo:margin-left="1.251cm" fo:text-indent="0cm" style:auto-text-indent="false"/>
      <style:text-properties style:font-name="DejaVu Sans Condensed" fo:font-style="italic" officeooo:paragraph-rsid="0051b229" style:font-style-asian="italic" style:font-style-complex="italic"/>
    </style:style>
    <style:style style:name="P59" style:family="paragraph" style:parent-style-name="Standard">
      <style:paragraph-properties fo:margin-left="1.251cm" fo:text-indent="0cm" style:auto-text-indent="false"/>
      <style:text-properties style:font-name="DejaVu Sans Condensed" officeooo:paragraph-rsid="005642f6"/>
    </style:style>
    <style:style style:name="P60" style:family="paragraph" style:parent-style-name="Standard">
      <style:paragraph-properties fo:margin-left="1.251cm" fo:text-indent="0cm" style:auto-text-indent="false"/>
      <style:text-properties style:font-name="DejaVu Sans Condensed" fo:font-weight="bold" officeooo:paragraph-rsid="003238bf" style:font-weight-asian="bold" style:font-weight-complex="bold"/>
    </style:style>
    <style:style style:name="P61" style:family="paragraph" style:parent-style-name="Standard">
      <style:paragraph-properties fo:margin-left="1.251cm" fo:text-indent="0cm" style:auto-text-indent="false"/>
      <style:text-properties style:font-name="DejaVu Sans Condensed" fo:font-style="italic" fo:font-weight="normal" officeooo:rsid="0054dab4" officeooo:paragraph-rsid="0054dab4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1.251cm" fo:text-indent="0cm" style:auto-text-indent="false"/>
      <style:text-properties style:font-name="DejaVu Sans Condensed" fo:font-style="italic" fo:font-weight="normal" officeooo:rsid="00537753" officeooo:paragraph-rsid="00537753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537753" officeooo:paragraph-rsid="00537753" style:font-weight-asian="bold" style:font-weight-complex="bold"/>
    </style:style>
    <style:style style:name="P64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37753" officeooo:paragraph-rsid="00537753" style:font-weight-asian="normal" style:font-weight-complex="normal"/>
    </style:style>
    <style:style style:name="P65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9caac" officeooo:paragraph-rsid="0059caac" style:font-weight-asian="normal" style:font-weight-complex="normal"/>
    </style:style>
    <style:style style:name="P66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5b84d3" officeooo:paragraph-rsid="005b84d3" style:font-weight-asian="normal" style:font-weight-complex="normal"/>
    </style:style>
    <style:style style:name="P67" style:family="paragraph" style:parent-style-name="Standard">
      <style:paragraph-properties fo:margin-left="1.251cm" fo:text-indent="0cm" style:auto-text-indent="false"/>
      <style:text-properties style:font-name="DejaVu Sans Condensed" officeooo:paragraph-rsid="003238bf"/>
    </style:style>
    <style:style style:name="P68" style:family="paragraph" style:parent-style-name="Standard">
      <style:paragraph-properties fo:margin-left="1.251cm" fo:text-indent="0cm" style:auto-text-indent="false"/>
      <style:text-properties style:font-name="DejaVu Sans Condensed" officeooo:rsid="0029a86d" officeooo:paragraph-rsid="003238bf"/>
    </style:style>
    <style:style style:name="P69" style:family="paragraph" style:parent-style-name="Standard">
      <style:paragraph-properties fo:margin-left="1.251cm" fo:text-indent="0cm" style:auto-text-indent="false"/>
      <style:text-properties style:font-name="DejaVu Sans Condensed" officeooo:paragraph-rsid="00449184"/>
    </style:style>
    <style:style style:name="P70" style:family="paragraph" style:parent-style-name="Standard">
      <style:paragraph-properties fo:margin-left="1.251cm" fo:text-indent="0cm" style:auto-text-indent="false"/>
      <style:text-properties style:font-name="DejaVu Sans Condensed" officeooo:rsid="003238bf" officeooo:paragraph-rsid="003238bf"/>
    </style:style>
    <style:style style:name="P71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3238bf"/>
    </style:style>
    <style:style style:name="P72" style:family="paragraph" style:parent-style-name="Standard">
      <style:paragraph-properties fo:margin-left="1.251cm" fo:text-indent="0cm" style:auto-text-indent="false"/>
      <style:text-properties style:font-name="DejaVu Sans Condensed" officeooo:rsid="0035bb36" officeooo:paragraph-rsid="0035bb36"/>
    </style:style>
    <style:style style:name="P73" style:family="paragraph" style:parent-style-name="Standard">
      <style:paragraph-properties fo:margin-left="1.251cm" fo:text-indent="0cm" style:auto-text-indent="false"/>
      <style:text-properties style:font-name="DejaVu Sans Condensed" officeooo:rsid="003ecef0" officeooo:paragraph-rsid="003ecef0"/>
    </style:style>
    <style:style style:name="P74" style:family="paragraph" style:parent-style-name="Standard">
      <style:paragraph-properties fo:margin-left="1.251cm" fo:text-indent="0cm" style:auto-text-indent="false"/>
      <style:text-properties style:font-name="DejaVu Sans Condensed" officeooo:rsid="00449184" officeooo:paragraph-rsid="00449184"/>
    </style:style>
    <style:style style:name="P75" style:family="paragraph" style:parent-style-name="Standard">
      <style:paragraph-properties fo:margin-left="1.251cm" fo:text-indent="0cm" style:auto-text-indent="false"/>
      <style:text-properties style:font-name="DejaVu Sans Condensed" officeooo:rsid="004c3008" officeooo:paragraph-rsid="004c3008"/>
    </style:style>
    <style:style style:name="P76" style:family="paragraph" style:parent-style-name="Standard">
      <style:paragraph-properties fo:margin-left="1.251cm" fo:text-indent="0cm" style:auto-text-indent="false"/>
      <style:text-properties style:font-name="DejaVu Sans Condensed" officeooo:rsid="003ecef0" officeooo:paragraph-rsid="004c4963"/>
    </style:style>
    <style:style style:name="P77" style:family="paragraph" style:parent-style-name="Standard">
      <style:paragraph-properties fo:margin-left="1.251cm" fo:text-indent="0cm" style:auto-text-indent="false"/>
      <style:text-properties style:font-name="DejaVu Sans Condensed" officeooo:paragraph-rsid="004c4963"/>
    </style:style>
    <style:style style:name="P78" style:family="paragraph" style:parent-style-name="Standard">
      <style:paragraph-properties fo:margin-left="1.251cm" fo:text-indent="0cm" style:auto-text-indent="false"/>
      <style:text-properties style:font-name="DejaVu Sans Condensed" officeooo:rsid="002b9d3c" officeooo:paragraph-rsid="00306e4a"/>
    </style:style>
    <style:style style:name="P79" style:family="paragraph" style:parent-style-name="Standard">
      <style:paragraph-properties fo:margin-left="1.251cm" fo:text-indent="0cm" style:auto-text-indent="false"/>
      <style:text-properties style:font-name="DejaVu Sans Condensed" officeooo:rsid="00402232" officeooo:paragraph-rsid="00402232"/>
    </style:style>
    <style:style style:name="P80" style:family="paragraph" style:parent-style-name="Standard">
      <style:paragraph-properties fo:margin-left="1.251cm" fo:text-indent="0cm" style:auto-text-indent="false"/>
      <style:text-properties style:font-name="DejaVu Sans Condensed" officeooo:rsid="00306e4a" officeooo:paragraph-rsid="00306e4a"/>
    </style:style>
    <style:style style:name="P81" style:family="paragraph" style:parent-style-name="Standard">
      <style:paragraph-properties fo:margin-left="1.251cm" fo:text-indent="0cm" style:auto-text-indent="false"/>
      <style:text-properties style:font-name="DejaVu Sans Condensed" officeooo:rsid="0029a86d" officeooo:paragraph-rsid="00306e4a"/>
    </style:style>
    <style:style style:name="P82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29a86d" officeooo:paragraph-rsid="0035bb36" style:font-weight-asian="bold" style:font-weight-complex="bold"/>
    </style:style>
    <style:style style:name="P83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29a86d" officeooo:paragraph-rsid="0035bb36" style:font-weight-asian="normal" style:font-weight-complex="normal"/>
    </style:style>
    <style:style style:name="P84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2b9d3c" officeooo:paragraph-rsid="0035bb36" style:font-weight-asian="normal" style:font-weight-complex="normal"/>
    </style:style>
    <style:style style:name="P85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35bb36" officeooo:paragraph-rsid="0035bb36" style:font-weight-asian="bold" style:font-weight-complex="bold"/>
    </style:style>
    <style:style style:name="P86" style:family="paragraph" style:parent-style-name="Standard">
      <style:paragraph-properties fo:margin-left="1.251cm" fo:text-indent="0cm" style:auto-text-indent="false"/>
      <style:text-properties style:font-name="DejaVu Sans Condensed" fo:font-weight="normal" officeooo:rsid="00394067" officeooo:paragraph-rsid="00394067" style:font-weight-asian="normal" style:font-weight-complex="normal"/>
    </style:style>
    <style:style style:name="P87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394067" officeooo:paragraph-rsid="00394067" style:font-weight-asian="bold" style:font-weight-complex="bold"/>
    </style:style>
    <style:style style:name="P88" style:family="paragraph" style:parent-style-name="Standard">
      <style:paragraph-properties fo:margin-left="1.251cm" fo:text-indent="0cm" style:auto-text-indent="false"/>
      <style:text-properties style:font-name="DejaVu Sans Condensed" officeooo:rsid="002a1514" officeooo:paragraph-rsid="0028ee0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1514"/>
    </style:style>
    <style:style style:name="T3" style:family="text">
      <style:text-properties officeooo:rsid="005f1447"/>
    </style:style>
    <style:style style:name="T4" style:family="text">
      <style:text-properties officeooo:rsid="008413f8"/>
    </style:style>
    <style:style style:name="T5" style:family="text">
      <style:text-properties officeooo:rsid="003a9deb"/>
    </style:style>
    <style:style style:name="T6" style:family="text">
      <style:text-properties officeooo:rsid="002adf31"/>
    </style:style>
    <style:style style:name="T7" style:family="text">
      <style:text-properties officeooo:rsid="003d23f9"/>
    </style:style>
    <style:style style:name="T8" style:family="text">
      <style:text-properties officeooo:rsid="0060e9ef"/>
    </style:style>
    <style:style style:name="T9" style:family="text">
      <style:text-properties officeooo:rsid="0085ab26"/>
    </style:style>
    <style:style style:name="T10" style:family="text">
      <style:text-properties officeooo:rsid="003b38ec"/>
    </style:style>
    <style:style style:name="T11" style:family="text">
      <style:text-properties officeooo:rsid="008d8aac"/>
    </style:style>
    <style:style style:name="T12" style:family="text">
      <style:text-properties officeooo:rsid="00647604"/>
    </style:style>
    <style:style style:name="T13" style:family="text">
      <style:text-properties officeooo:rsid="00491ca8"/>
    </style:style>
    <style:style style:name="T14" style:family="text">
      <style:text-properties officeooo:rsid="00970e1c"/>
    </style:style>
    <style:style style:name="T15" style:family="text">
      <style:text-properties officeooo:rsid="00402232"/>
    </style:style>
    <style:style style:name="T16" style:family="text">
      <style:text-properties officeooo:rsid="004126c5"/>
    </style:style>
    <style:style style:name="T17" style:family="text">
      <style:text-properties officeooo:rsid="008f4c91"/>
    </style:style>
    <style:style style:name="T18" style:family="text">
      <style:text-properties officeooo:rsid="00674556"/>
    </style:style>
    <style:style style:name="T19" style:family="text">
      <style:text-properties officeooo:rsid="008e4627"/>
    </style:style>
    <style:style style:name="T20" style:family="text">
      <style:text-properties officeooo:rsid="007021f9"/>
    </style:style>
    <style:style style:name="T21" style:family="text">
      <style:text-properties officeooo:rsid="0033aca8"/>
    </style:style>
    <style:style style:name="T22" style:family="text">
      <style:text-properties officeooo:rsid="0061a79e"/>
    </style:style>
    <style:style style:name="T23" style:family="text">
      <style:text-properties officeooo:rsid="00639d31"/>
    </style:style>
    <style:style style:name="T24" style:family="text">
      <style:text-properties officeooo:rsid="0086a136"/>
    </style:style>
    <style:style style:name="T25" style:family="text">
      <style:text-properties officeooo:rsid="00692380"/>
    </style:style>
    <style:style style:name="T26" style:family="text">
      <style:text-properties officeooo:rsid="008a7cfe"/>
    </style:style>
    <style:style style:name="T27" style:family="text">
      <style:text-properties officeooo:rsid="00259d6d"/>
    </style:style>
    <style:style style:name="T28" style:family="text">
      <style:text-properties officeooo:rsid="00405de4"/>
    </style:style>
    <style:style style:name="T29" style:family="text">
      <style:text-properties officeooo:rsid="006b9f48"/>
    </style:style>
    <style:style style:name="T30" style:family="text">
      <style:text-properties officeooo:rsid="006e0248"/>
    </style:style>
    <style:style style:name="T31" style:family="text">
      <style:text-properties officeooo:rsid="002e49bf"/>
    </style:style>
    <style:style style:name="T32" style:family="text">
      <style:text-properties officeooo:rsid="008e48a7"/>
    </style:style>
    <style:style style:name="T33" style:family="text">
      <style:text-properties officeooo:rsid="006579e8"/>
    </style:style>
    <style:style style:name="T34" style:family="text">
      <style:text-properties officeooo:rsid="0064d5ae"/>
    </style:style>
    <style:style style:name="T35" style:family="text">
      <style:text-properties officeooo:rsid="00683959"/>
    </style:style>
    <style:style style:name="T36" style:family="text">
      <style:text-properties officeooo:rsid="0091154f"/>
    </style:style>
    <style:style style:name="T37" style:family="text">
      <style:text-properties officeooo:rsid="003470f4"/>
    </style:style>
    <style:style style:name="T38" style:family="text">
      <style:text-properties officeooo:rsid="00904f67"/>
    </style:style>
    <style:style style:name="T39" style:family="text">
      <style:text-properties officeooo:rsid="00989fbb"/>
    </style:style>
    <style:style style:name="T40" style:family="text">
      <style:text-properties officeooo:rsid="0093c878"/>
    </style:style>
    <style:style style:name="T41" style:family="text">
      <style:text-properties officeooo:rsid="009493c4"/>
    </style:style>
    <style:style style:name="T42" style:family="text">
      <style:text-properties officeooo:rsid="0069ba9f"/>
    </style:style>
    <style:style style:name="T43" style:family="text">
      <style:text-properties fo:font-weight="bold" officeooo:rsid="002b9d3c" style:font-weight-asian="bold" style:font-weight-complex="bold"/>
    </style:style>
    <style:style style:name="T44" style:family="text">
      <style:text-properties officeooo:rsid="002b9d3c"/>
    </style:style>
    <style:style style:name="T45" style:family="text">
      <style:text-properties officeooo:rsid="00382e6a"/>
    </style:style>
    <style:style style:name="T46" style:family="text">
      <style:text-properties officeooo:rsid="009bd188"/>
    </style:style>
    <style:style style:name="T47" style:family="text">
      <style:text-properties fo:font-weight="bold" officeooo:rsid="00376d43" style:font-weight-asian="bold" style:font-weight-complex="bol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577a84"/>
    </style:style>
    <style:style style:name="T50" style:family="text">
      <style:text-properties officeooo:rsid="005642f6"/>
    </style:style>
    <style:style style:name="T51" style:family="text">
      <style:text-properties officeooo:rsid="00537753"/>
    </style:style>
    <style:style style:name="T52" style:family="text">
      <style:text-properties officeooo:rsid="0055d976"/>
    </style:style>
    <style:style style:name="T53" style:family="text">
      <style:text-properties officeooo:rsid="0058c549"/>
    </style:style>
    <style:style style:name="T54" style:family="text">
      <style:text-properties officeooo:rsid="005d0d30"/>
    </style:style>
    <style:style style:name="T55" style:family="text">
      <style:text-properties officeooo:rsid="004c3008"/>
    </style:style>
    <style:style style:name="T56" style:family="text">
      <style:text-properties officeooo:rsid="003238bf"/>
    </style:style>
    <style:style style:name="T57" style:family="text">
      <style:text-properties officeooo:rsid="003ecef0"/>
    </style:style>
    <style:style style:name="T58" style:family="text">
      <style:text-properties officeooo:rsid="0029a86d"/>
    </style:style>
    <style:style style:name="T59" style:family="text">
      <style:text-properties officeooo:rsid="00449184"/>
    </style:style>
    <style:style style:name="T60" style:family="text">
      <style:text-properties officeooo:rsid="004ab650"/>
    </style:style>
    <style:style style:name="T61" style:family="text">
      <style:text-properties officeooo:rsid="004c4963"/>
    </style:style>
    <style:style style:name="T62" style:family="text">
      <style:text-properties fo:font-weight="bold" officeooo:rsid="0029a86d" style:font-weight-asian="bold" style:font-weight-complex="bold"/>
    </style:style>
    <style:style style:name="T63" style:family="text">
      <style:text-properties officeooo:rsid="00306e4a"/>
    </style:style>
    <style:style style:name="T64" style:family="text">
      <style:text-properties officeooo:rsid="005eccee"/>
    </style:style>
    <style:style style:name="T65" style:family="text">
      <style:text-properties fo:font-weight="normal" officeooo:rsid="002b9d3c" style:font-weight-asian="normal" style:font-weight-complex="normal"/>
    </style:style>
    <style:style style:name="T6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tegorias e seus produtos</text:p>
      <text:p text:style-name="P2"/>
      <text:p text:style-name="P3"><text:span text:style-name="T1">Hortifrúti</text:span> – </text:p>
      <text:p text:style-name="P3"/>
      <text:p text:style-name="P4">Frutas: </text:p>
      <text:p text:style-name="P5">estado: verde, madura, bem madura</text:p>
      <text:p text:style-name="P4"/>
      <text:p text:style-name="P6"><text:span text:style-name="T2">B</text:span>anana<text:span text:style-name="T3"> prata, </text:span></text:p>
      <text:p text:style-name="P6"><text:span text:style-name="T4">banana </text:span><text:span text:style-name="T3">nanica</text:span></text:p>
      <text:p text:style-name="P6"><text:span text:style-name="T4">banana da </text:span><text:span text:style-name="T3">terra</text:span></text:p>
      <text:p text:style-name="P6"><text:span text:style-name="T4">banana </text:span><text:span text:style-name="T3">figo</text:span></text:p>
      <text:p text:style-name="P6"><text:span text:style-name="T4">banana</text:span><text:span text:style-name="T3"> maça</text:span></text:p>
      <text:p text:style-name="P6"/>
      <text:p text:style-name="P6"><text:span text:style-name="T2">M</text:span>anga <text:span text:style-name="T3">espada</text:span></text:p>
      <text:p text:style-name="P7">manga rosa</text:p>
      <text:p text:style-name="P6"/>
      <text:p text:style-name="P4"><text:span text:style-name="T2">A</text:span>bacaxi </text:p>
      <text:p text:style-name="P4"><text:span text:style-name="T2">M</text:span>amão </text:p>
      <text:p text:style-name="P4"><text:span text:style-name="T2">M</text:span>aracujá</text:p>
      <text:p text:style-name="P4"><text:span text:style-name="T2">G</text:span>oiaba </text:p>
      <text:p text:style-name="P4"><text:span text:style-name="T2">c</text:span>oco</text:p>
      <text:p text:style-name="P4"><text:span text:style-name="T2">c</text:span>aju</text:p>
      <text:p text:style-name="P4"><text:span text:style-name="T2">m</text:span>elancia</text:p>
      <text:p text:style-name="P4"><text:span text:style-name="T2">m</text:span>elão </text:p>
      <text:p text:style-name="P6"><text:span text:style-name="T2">maça </text:span><text:span text:style-name="T3">verde</text:span></text:p>
      <text:p text:style-name="P6"><text:span text:style-name="T4">maça </text:span><text:span text:style-name="T3">vermelha</text:span></text:p>
      <text:p text:style-name="P8">pera </text:p>
      <text:p text:style-name="P6"><text:span text:style-name="T2">uva </text:span><text:span text:style-name="T3">verde</text:span></text:p>
      <text:p text:style-name="P6"><text:span text:style-name="T4">uva</text:span><text:span text:style-name="T3"> roxa</text:span></text:p>
      <text:p text:style-name="P8">morango</text:p>
      <text:p text:style-name="P4"><text:span text:style-name="T2">laranja <text:s/></text:span><text:span text:style-name="T5"><text:tab/></text:span></text:p>
      <text:p text:style-name="P4"><text:span text:style-name="T2">limão </text:span><text:span text:style-name="T5"><text:tab/></text:span><text:span text:style-name="T3">taithi, </text:span></text:p>
      <text:p text:style-name="P8">tangerina</text:p>
      <text:p text:style-name="P3"/>
      <text:p text:style-name="P4"><text:span text:style-name="T2">L</text:span>egumes: </text:p>
      <text:p text:style-name="P4"/>
      <text:p text:style-name="P8">batata </text:p>
      <text:p text:style-name="P8">batata-doce </text:p>
      <text:p text:style-name="P8">cenoura </text:p>
      <text:p text:style-name="P8">beterraba</text:p>
      <text:p text:style-name="P8">tomate </text:p>
      <text:p text:style-name="P8">abóbora </text:p>
      <text:p text:style-name="P8">chuchu </text:p>
      <text:p text:style-name="P8">pepino </text:p>
      <text:p text:style-name="P4"><text:span text:style-name="T6">berinjel</text:span><text:span text:style-name="T7">a</text:span></text:p>
      <text:p text:style-name="P6"><text:span text:style-name="T6">pimentã </text:span><text:span text:style-name="T8">verde</text:span></text:p>
      <text:p text:style-name="P6"><text:span text:style-name="T4">pimentão</text:span><text:span text:style-name="T8"> amarelo</text:span></text:p>
      <text:p text:style-name="P6"><text:span text:style-name="T4">pimentão </text:span><text:span text:style-name="T8">vermelho</text:span></text:p>
      <text:p text:style-name="P9">quiabo</text:p>
      <text:p text:style-name="P4"/>
      <text:p text:style-name="P6"><text:span text:style-name="T6">Cebola </text:span><text:span text:style-name="T8">roxa</text:span></text:p>
      <text:p text:style-name="P6"><text:span text:style-name="T4">cebola </text:span><text:span text:style-name="T8">branca</text:span></text:p>
      <text:p text:style-name="P6"><text:soft-page-break/><text:span text:style-name="T4">cebola </text:span><text:span text:style-name="T8">amarela</text:span></text:p>
      <text:p text:style-name="P4"/>
      <text:p text:style-name="P9">Alhos</text:p>
      <text:p text:style-name="P3"/>
      <text:p text:style-name="P9">Hortaliças: </text:p>
      <text:p text:style-name="P9"/>
      <text:p text:style-name="P9">couve-flor</text:p>
      <text:p text:style-name="P9">brócolis</text:p>
      <text:p text:style-name="P9">repolho<text:tab/><text:tab/></text:p>
      <text:p text:style-name="P9">alface</text:p>
      <text:p text:style-name="P9">coentro</text:p>
      <text:p text:style-name="P9">cebolinha</text:p>
      <text:p text:style-name="P10"/>
      <text:p text:style-name="P10"><text:span text:style-name="T1"/></text:p>
      <text:p text:style-name="P10"><text:span text:style-name="T1">Mercearia</text:span> – </text:p>
      <text:p text:style-name="P10"/>
      <text:p text:style-name="P11">Itens com variedades</text:p>
      <text:p text:style-name="P12"/>
      <text:p text:style-name="P12">Ma<text:span text:style-name="T6">carrão </text:span><text:span text:style-name="T9">e</text:span><text:span text:style-name="T10">spaguete, parafuso, cabelo de anjo (espaguete <text:tab/><text:tab/><text:tab/><text:tab/><text:tab/>enrrolado), tagliage (fatias finas enroladas), rigatone<text:tab/><text:tab/><text:tab/><text:tab/>(tubos), penne(tubo pontudo)</text:span></text:p>
      <text:p text:style-name="P13"/>
      <text:p text:style-name="P14">Açúca<text:span text:style-name="T11">r </text:span><text:span text:style-name="T12">de confeiteiro, refinado, cristal, demerara e mascavo</text:span></text:p>
      <text:p text:style-name="P14"/>
      <text:p text:style-name="P14">Salgadinhos<text:tab/>queijo, churrasco, bacon, cebola e salsa, pimenta, <text:tab/><text:tab/><text:tab/><text:tab/><text:tab/>presunto, pizza, calabresa, requeijão, cebola <text:tab/><text:tab/><text:tab/><text:tab/><text:tab/><text:tab/>caramelizada, mostarda e mel, cheddar</text:p>
      <text:p text:style-name="P15"/>
      <text:p text:style-name="P16">Macarrão instantâneo <text:span text:style-name="T13">ensacado </text:span><text:span text:style-name="T14">sabor </text:span><text:span text:style-name="T15">galinha, carne, costela, picanha, <text:tab/><text:tab/><text:tab/><text:tab/><text:tab/><text:tab/><text:tab/>camarão, queijo, legumes, frango <text:tab/><text:tab/><text:tab/><text:tab/><text:tab/><text:tab/><text:tab/>com requeijão, tomate, bacon, <text:tab/><text:tab/><text:tab/><text:tab/><text:tab/><text:tab/><text:tab/><text:tab/>calabresa, <text:tab/><text:tab/>yakisoba, <text:tab/><text:tab/><text:tab/><text:tab/><text:tab/><text:tab/><text:tab/><text:tab/>oriental, cheddar cremoso</text:span></text:p>
      <text:p text:style-name="P17"/>
      <text:p text:style-name="P17">Massa de bolo pront<text:span text:style-name="T16">a</text:span> <text:span text:style-name="T17">sabor </text:span>chocolate, baunilha, laranja, coco, fubá, limão, <text:tab/><text:tab/><text:tab/><text:tab/><text:tab/>leite, red velvet, nozes, cenoura, aipim, churros, <text:tab/><text:tab/><text:tab/><text:tab/><text:tab/>brownie.</text:p>
      <text:p text:style-name="P18"/>
      <text:p text:style-name="P19">Leites uth integral, semidesnatado, desnatado, zero lactose, enriquecido (com cálcio, com ferro, com vitaminas A e D)</text:p>
      <text:p text:style-name="P18"/>
      <text:p text:style-name="P18">Molho de tomate <text:span text:style-name="T18">em sashe</text:span></text:p>
      <text:p text:style-name="P20">em vidro,</text:p>
      <text:p text:style-name="P15"/>
      <text:p text:style-name="P15"><text:span text:style-name="T19">S</text:span><text:span text:style-name="T20">ardinha ao óleo, sardinha ao molho, </text:span></text:p>
      <text:p text:style-name="P15"/>
      <text:p text:style-name="P15"><text:span text:style-name="T20">atum</text:span></text:p>
      <text:p text:style-name="P13"/>
      <text:p text:style-name="P12">Óleos<text:span text:style-name="T21"><text:tab/></text:span><text:span text:style-name="T22">de soja, de milho, de coco</text:span></text:p>
      <text:p text:style-name="P12"/>
      <text:p text:style-name="P12"><text:span text:style-name="T2">Vinagres, </text:span><text:span text:style-name="T23">de álcool, de maça</text:span></text:p>
      <text:p text:style-name="P11"/>
      <text:p text:style-name="P21"><text:soft-page-break/><text:span text:style-name="T21">páprica (doce, picante, defumada),</text:span></text:p>
      <text:p text:style-name="P11"/>
      <text:p text:style-name="P22">Suco em pó solúvel<text:tab/> abacaxi, goiaba, guaraná, laranja, maracujá, morango, <text:tab/><text:tab/><text:tab/><text:tab/> uva, tangerina, limão, manga.</text:p>
      <text:p text:style-name="P11"/>
      <text:p text:style-name="P23">Tempero em pó <text:span text:style-name="T24">(</text:span>alho e sal, cebola e salsa, ervas finas, pimenta e limão, <text:tab/><text:tab/><text:tab/><text:tab/>churrasco, carne, frango, peixe, legumes, nordeste, <text:tab/><text:tab/><text:tab/><text:tab/><text:tab/>baiano, toque de alho, toque de pimenta<text:span text:style-name="T24">)</text:span></text:p>
      <text:p text:style-name="P23"/>
      <text:p text:style-name="P24">Biscoito doce <text:span text:style-name="T25">redondo, comprido</text:span></text:p>
      <text:p text:style-name="P24"/>
      <text:p text:style-name="P11">Itens sem variações</text:p>
      <text:p text:style-name="P25"/>
      <text:p text:style-name="P25">macarrão espaguete</text:p>
      <text:p text:style-name="P12"><text:span text:style-name="T26">sardinha 85 g</text:span></text:p>
      <text:p text:style-name="P13"><text:span text:style-name="T27">A</text:span>rroz</text:p>
      <text:p text:style-name="P13"><text:span text:style-name="T15">F</text:span>eijão-<text:span text:style-name="T6">preto</text:span></text:p>
      <text:p text:style-name="P26"><text:span text:style-name="T15">Feijão </text:span><text:span text:style-name="T6">branco </text:span></text:p>
      <text:p text:style-name="P26"><text:span text:style-name="T15">Feijão-</text:span><text:span text:style-name="T6">carioca </text:span></text:p>
      <text:p text:style-name="P13">Farinha <text:span text:style-name="T2">de trigo </text:span></text:p>
      <text:p text:style-name="P13"><text:span text:style-name="T2">Farinha de mandioca</text:span></text:p>
      <text:p text:style-name="P27">Farofa de mandioca pronta</text:p>
      <text:p text:style-name="P13"><text:span text:style-name="T2">Polvilho </text:span><text:span text:style-name="T28">azed</text:span><text:span text:style-name="T9">o </text:span><text:span text:style-name="T29">doce</text:span></text:p>
      <text:p text:style-name="P28">Milho verde </text:p>
      <text:p text:style-name="P13">Óleo <text:span text:style-name="T22">de soja</text:span></text:p>
      <text:p text:style-name="P13"><text:span text:style-name="T2">Vinagre </text:span><text:span text:style-name="T23">de álcool</text:span></text:p>
      <text:p text:style-name="P12"><text:span text:style-name="T30">Condimento </text:span><text:span text:style-name="T26">t</text:span><text:span text:style-name="T21">empero baiano</text:span></text:p>
      <text:p text:style-name="P12"><text:span text:style-name="T21">pimenta-do-reino</text:span></text:p>
      <text:p text:style-name="P29"><text:span text:style-name="T21">páprica (doce, picante, defumada)</text:span></text:p>
      <text:p text:style-name="P12"><text:span text:style-name="T21">cominho</text:span></text:p>
      <text:p text:style-name="P12"><text:span text:style-name="T21">orégano</text:span></text:p>
      <text:p text:style-name="P12"><text:span text:style-name="T21">alecrim</text:span></text:p>
      <text:p text:style-name="P12"><text:span text:style-name="T21">tomilho</text:span></text:p>
      <text:p text:style-name="P12"><text:span text:style-name="T21">manjericão<text:tab/><text:tab/></text:span></text:p>
      <text:p text:style-name="P12"><text:span text:style-name="T21">noz-moscada</text:span></text:p>
      <text:p text:style-name="P12"><text:span text:style-name="T21">canela</text:span></text:p>
      <text:p text:style-name="P12"><text:span text:style-name="T21">cravo-da-índia</text:span></text:p>
      <text:p text:style-name="P12"><text:span text:style-name="T21">curry</text:span></text:p>
      <text:p text:style-name="P12"><text:span text:style-name="T21">gengibre em pó<text:tab/><text:tab/></text:span></text:p>
      <text:p text:style-name="P12"><text:span text:style-name="T21">coentro (sementes ou moído)</text:span></text:p>
      <text:p text:style-name="P12"><text:span text:style-name="T21">mostarda em pó</text:span></text:p>
      <text:p text:style-name="P12"><text:span text:style-name="T21">açafrão</text:span></text:p>
      <text:p text:style-name="P13"><text:span text:style-name="T31">Café</text:span></text:p>
      <text:p text:style-name="P14">Açúca<text:span text:style-name="T11">r </text:span><text:span text:style-name="T12">de confeiteiro</text:span></text:p>
      <text:p text:style-name="P14"><text:span text:style-name="T32">Açúcar </text:span><text:span text:style-name="T12">refinado</text:span></text:p>
      <text:p text:style-name="P14"><text:span text:style-name="T32">Açúcar </text:span><text:span text:style-name="T12">cristal</text:span></text:p>
      <text:p text:style-name="P14"><text:span text:style-name="T32">Açúcar </text:span><text:span text:style-name="T12">demerara</text:span></text:p>
      <text:p text:style-name="P14"><text:span text:style-name="T32">Açúcar </text:span><text:span text:style-name="T12">mascavo</text:span></text:p>
      <text:p text:style-name="P30">Cevada</text:p>
      <text:p text:style-name="P13"><text:span text:style-name="T21">Salgadinho </text:span><text:span text:style-name="T32">sabor queijo</text:span></text:p>
      <text:p text:style-name="P31"><text:span text:style-name="T31">Amendoim </text:span><text:span text:style-name="T33">cru</text:span></text:p>
      <text:p text:style-name="P31"><text:span text:style-name="T31">Amendoim </text:span><text:span text:style-name="T34">sem pele assado </text:span></text:p>
      <text:p text:style-name="P31"><text:soft-page-break/><text:span text:style-name="T31">Amendoim </text:span><text:span text:style-name="T34">com pele assado </text:span></text:p>
      <text:p text:style-name="P31"><text:span text:style-name="T31">Amendoim </text:span><text:span text:style-name="T34">japonês </text:span></text:p>
      <text:p text:style-name="P31"><text:span text:style-name="T31">Amendoim </text:span><text:span text:style-name="T34">temperado</text:span></text:p>
      <text:p text:style-name="P32">Molho de tomate <text:span text:style-name="T18">em sashe</text:span></text:p>
      <text:p text:style-name="P33">Fermento <text:span text:style-name="T35">biológico seco, </text:span></text:p>
      <text:p text:style-name="P33"><text:span text:style-name="T36">Fermento </text:span><text:span text:style-name="T35">em pó</text:span></text:p>
      <text:p text:style-name="P34"><text:span text:style-name="T37">F</text:span>arinha de rosca</text:p>
      <text:p text:style-name="P34">Biscoito salgado quadrado</text:p>
      <text:p text:style-name="P34">Biscoito doce <text:span text:style-name="T25">redondo</text:span></text:p>
      <text:p text:style-name="P34">Pão de forma </text:p>
      <text:p text:style-name="P35">Massa de bolo pront<text:span text:style-name="T16">a</text:span> <text:span text:style-name="T38">sabor </text:span>chocolate</text:p>
      <text:p text:style-name="P36">Leite uth <text:span text:style-name="T38">integral</text:span></text:p>
      <text:p text:style-name="P37">Leite em pó </text:p>
      <text:p text:style-name="P38">Adoçante </text:p>
      <text:p text:style-name="P38">Maionese </text:p>
      <text:p text:style-name="P39">Macarrão instantâneo <text:span text:style-name="T13">ensacado </text:span><text:span text:style-name="T39">sabor </text:span><text:span text:style-name="T15">galinha</text:span></text:p>
      <text:p text:style-name="P40">Macarrão instantâneo <text:span text:style-name="T13">em copo</text:span></text:p>
      <text:p text:style-name="P41">Suco em pó solúvel<text:tab/> <text:span text:style-name="T40">sabor</text:span> abacax<text:span text:style-name="T41">i</text:span></text:p>
      <text:p text:style-name="P42">Tempero em pó <text:span text:style-name="T41">sabor carne</text:span></text:p>
      <text:p text:style-name="P43">Tempero em cubos <text:span text:style-name="T42">galinha</text:span></text:p>
      <text:p text:style-name="P43">Tempero em cubos <text:span text:style-name="T42">boi</text:span></text:p>
      <text:p text:style-name="P44"><text:span text:style-name="T1"/></text:p>
      <text:p text:style-name="P44"><text:span text:style-name="T1"/></text:p>
      <text:p text:style-name="P13"><text:span text:style-name="T1">Congelados</text:span> <text:span text:style-name="T43">e Frios</text:span>– </text:p>
      <text:p text:style-name="P13"/>
      <text:p text:style-name="P45">Com variedades </text:p>
      <text:p text:style-name="P45"/>
      <text:p text:style-name="P46"><text:span text:style-name="T44">iogurte </text:span><text:span text:style-name="T45">OK<text:tab/><text:tab/>morango, pêssego, frutas vermelhas, coco, ameixa, manga, <text:tab/><text:tab/><text:tab/>abacaxi, banana, baunilha</text:span></text:p>
      <text:p text:style-name="P46"/>
      <text:p text:style-name="P46">pizza<text:span text:style-name="T21"><text:tab/>mussarela, calabresa, marguerita, frango com catupiry, portuguesa, <text:tab/><text:tab/>quatro queijos, atum, pepperoni, vegetariana, baiana</text:span></text:p>
      <text:p text:style-name="P46"/>
      <text:p text:style-name="P45">Sem variedades</text:p>
      <text:p text:style-name="P13"/>
      <text:p text:style-name="P46">pizza <text:span text:style-name="T46">congelada</text:span></text:p>
      <text:p text:style-name="P13">batata frita <text:span text:style-name="T46">congelada</text:span></text:p>
      <text:p text:style-name="P47">Queijo <text:span text:style-name="T46">mussarela </text:span>(em pedaço)</text:p>
      <text:p text:style-name="P48">queijo kg</text:p>
      <text:p text:style-name="P49">Mortadela</text:p>
      <text:p text:style-name="P13"><text:span text:style-name="T44">iogurte </text:span><text:span text:style-name="T45">morango</text:span></text:p>
      <text:p text:style-name="P50">manteiga</text:p>
      <text:p text:style-name="P13"><text:span text:style-name="T44">margarina</text:span></text:p>
      <text:p text:style-name="P13"/>
      <text:p text:style-name="P51">Padaria </text:p>
      <text:p text:style-name="P10"><text:span text:style-name="T1"/></text:p>
      <text:p text:style-name="P52">Pão de sal</text:p>
      <text:p text:style-name="P52">Pão de queijo</text:p>
      <text:p text:style-name="P52">Bisnaguinha</text:p>
      <text:p text:style-name="P10"><text:span text:style-name="T1"/></text:p>
      <text:p text:style-name="P10"><text:span text:style-name="T1"/></text:p>
      <text:p text:style-name="P10"><text:span text:style-name="T1">Biscoitos e </text:span><text:span text:style-name="T47">Doces</text:span> </text:p>
      <text:p text:style-name="P38"><text:soft-page-break/>leite condessado OK</text:p>
      <text:p text:style-name="P53">paçoca OK</text:p>
      <text:p text:style-name="P53">bombom OK</text:p>
      <text:p text:style-name="P53">mel OK</text:p>
      <text:p text:style-name="P53">creme de leite OK</text:p>
      <text:p text:style-name="P53">caixa de bombons OK</text:p>
      <text:p text:style-name="P53">biscoito recheado redondo OK</text:p>
      <text:p text:style-name="P53"/>
      <text:p text:style-name="P53">gelatina OK<text:tab/><text:tab/>morango, uva, abacaxi, limão, framboesa, cereja, maracujá, <text:tab/><text:tab/><text:tab/>tutti-frutti, <text:tab/>laranja, amora</text:p>
      <text:p text:style-name="P53"/>
      <text:p text:style-name="P54">biscoito tipo wafes OK</text:p>
      <text:p text:style-name="P54"/>
      <text:p text:style-name="P54">doce de goiaba OK</text:p>
      <text:p text:style-name="P54"/>
      <text:p text:style-name="P10"/>
      <text:p text:style-name="P55"><text:span text:style-name="T1">Açougue</text:span> – </text:p>
      <text:p text:style-name="P55"/>
      <text:p text:style-name="P56"><text:span text:style-name="T48">🥩 Cortes de Carne Bovina</text:span><text:line-break/>Filé Mignon <text:span text:style-name="T49">OK</text:span><text:line-break/>Alcatra<text:line-break/>Picanha <text:span text:style-name="T49">OK</text:span></text:p>
      <text:p text:style-name="P56"><text:span text:style-name="T49">Cupim OK</text:span><text:line-break/>Contrafilé <text:line-break/>Coxão Mole <text:line-break/>Coxão Duro <text:span text:style-name="T49">OK</text:span><text:line-break/>Maminha<text:line-break/>Patinho <text:span text:style-name="T49">OK</text:span><text:line-break/>Fraldinha <text:span text:style-name="T49">OK</text:span><text:line-break/>Acém <text:span text:style-name="T49">OK</text:span><text:line-break/>Paleta <text:span text:style-name="T49">OK</text:span><text:line-break/>Costela <text:span text:style-name="T49">OK</text:span><text:line-break/>Musculo</text:p>
      <text:p text:style-name="P57"><text:line-break/><text:span text:style-name="T48">🐖 Cortes de Carne Suína</text:span><text:line-break/>Pernil<text:line-break/>Paleta<text:line-break/>Lombo<text:line-break/>Costela Suína<text:line-break/>Barriga (Panceta)<text:line-break/>Pé de Porco<text:line-break/>Joelho<text:line-break/>Filezinho Suíno<text:line-break/>Bisteca (Carré)<text:line-break/>Toucinho</text:p>
      <text:p text:style-name="P55"/>
      <text:p text:style-name="P55"/>
      <text:p text:style-name="P58">🐔 Cortes de Frango Mais Comuns</text:p>
      <text:p text:style-name="P59"><text:line-break/>Peito <text:span text:style-name="T50">inteiro </text:span><text:span text:style-name="T51">OK</text:span></text:p>
      <text:p text:style-name="P59"><text:span text:style-name="T50">File de peito </text:span><text:span text:style-name="T49">OK</text:span><text:line-break/>Coxa <text:span text:style-name="T51">OK</text:span><text:line-break/><text:soft-page-break/>Sobrecoxa <text:span text:style-name="T52">OK</text:span><text:line-break/>Asa <text:s/><text:span text:style-name="T52">OK</text:span><text:line-break/>Frango Inteiro <text:span text:style-name="T51">OK</text:span><text:line-break/>Moela </text:p>
      <text:p text:style-name="P60"/>
      <text:p text:style-name="P61">Peixes</text:p>
      <text:p text:style-name="P60"/>
      <text:p text:style-name="P60"/>
      <text:p text:style-name="P62">Outros / <text:span text:style-name="T53">processados</text:span></text:p>
      <text:p text:style-name="P63"/>
      <text:p text:style-name="P64">Empanado de frango OK</text:p>
      <text:p text:style-name="P65">Linguiça <text:span text:style-name="T54">OK</text:span></text:p>
      <text:p text:style-name="P65">Mortadela <text:span text:style-name="T54">OK</text:span></text:p>
      <text:p text:style-name="P66">Salsicha <text:span text:style-name="T54">OK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Higiene e <text:span text:style-name="T55">cuidados pessoais:</text:span></text:p>
      <text:p text:style-name="P60"/>
      <text:p text:style-name="P67">Sabonetes, <text:span text:style-name="T56">OK</text:span></text:p>
      <text:p text:style-name="P67"/>
      <text:p text:style-name="P67">Shampoos <text:s/><text:span text:style-name="T57">OK</text:span></text:p>
      <text:p text:style-name="P67"/>
      <text:p text:style-name="P67"><text:span text:style-name="T58">Condicionadores </text:span><text:span text:style-name="T57">OK</text:span></text:p>
      <text:p text:style-name="P67"/>
      <text:p text:style-name="P68">Protetor solar, </text:p>
      <text:p text:style-name="P68"/>
      <text:p text:style-name="P67">Cremes <text:span text:style-name="T58">de pele </text:span><text:span text:style-name="T57">OK</text:span></text:p>
      <text:p text:style-name="P67"/>
      <text:p text:style-name="P69"><text:span text:style-name="T58">Desodorantes spray, </text:span><text:span text:style-name="T59">OK</text:span></text:p>
      <text:p text:style-name="P69"><text:span text:style-name="T58">Desodorantes de creme </text:span><text:span text:style-name="T59">OK</text:span></text:p>
      <text:p text:style-name="P69"><text:span text:style-name="T58">Desodorantes rol-on, </text:span><text:span text:style-name="T59">OK</text:span></text:p>
      <text:p text:style-name="P67"><text:span text:style-name="T58">Talcos, </text:span><text:span text:style-name="T59">OK</text:span></text:p>
      <text:p text:style-name="P67"><text:span text:style-name="T2">Algodão, </text:span><text:span text:style-name="T59">OK</text:span></text:p>
      <text:p text:style-name="P67"><text:span text:style-name="T2">Cotonete, </text:span><text:span text:style-name="T56">OK</text:span></text:p>
      <text:p text:style-name="P70">Fio dental OK</text:p>
      <text:p text:style-name="P70">Past<text:span text:style-name="T16">a</text:span> de dente OK</text:p>
      <text:p text:style-name="P71">Cortador de unha, </text:p>
      <text:p text:style-name="P71">Lixas de unha</text:p>
      <text:p text:style-name="P34">Absorvente OK</text:p>
      <text:p text:style-name="P34"/>
      <text:p text:style-name="P72">Papel higiênico <text:span text:style-name="T59">OK</text:span></text:p>
      <text:p text:style-name="P72"><text:soft-page-break/></text:p>
      <text:p text:style-name="P72">Papel toalha <text:span text:style-name="T60">OK</text:span></text:p>
      <text:p text:style-name="P73">Pente de cabelos OK</text:p>
      <text:p text:style-name="P74">Loção de limpeza <text:span text:style-name="T60">OK</text:span></text:p>
      <text:p text:style-name="P75">Escova de dentes OK</text:p>
      <text:p text:style-name="P76">Enxaguante bucal<text:line-break/>Pinça<text:line-break/>Aparelho de barbear <text:span text:style-name="T55">OK</text:span><text:line-break/>Lâminas de barbear <text:span text:style-name="T55">OK</text:span><text:line-break/>Creme ou gel de barbear <text:span text:style-name="T55">OK</text:span><text:line-break/>Esponja de banho <text:span text:style-name="T55">OK</text:span><text:line-break/><text:span text:style-name="T61">Lixa para pes</text:span><text:line-break/>Sabonete íntimo</text:p>
      <text:p text:style-name="P77"><text:span text:style-name="T57">Óleo capilar<text:line-break/>Escova de cabelo </text:span><text:span text:style-name="T61">OK</text:span><text:span text:style-name="T57"><text:line-break/></text:span></text:p>
      <text:p text:style-name="P4"><text:span text:style-name="T1">Limpeza </text:span><text:span text:style-name="T62">doméstica</text:span>– </text:p>
      <text:p text:style-name="P4"/>
      <text:p text:style-name="P78">Aguá sanitária, </text:p>
      <text:p text:style-name="P79">álcool <text:s/></text:p>
      <text:p text:style-name="P80">amaciante OK</text:p>
      <text:p text:style-name="P80"/>
      <text:p text:style-name="P4"><text:span text:style-name="T44">d</text:span>etergentes, <text:span text:style-name="T63">OK</text:span></text:p>
      <text:p text:style-name="P4"/>
      <text:p text:style-name="P4">desinfetantes, <text:span text:style-name="T63">OK</text:span></text:p>
      <text:p text:style-name="P4"/>
      <text:p text:style-name="P4"><text:span text:style-name="T58">sabões em pó, </text:span><text:span text:style-name="T63">OK</text:span></text:p>
      <text:p text:style-name="P4"/>
      <text:p text:style-name="P4"><text:span text:style-name="T58">sabões em barra, </text:span><text:span text:style-name="T63">OK</text:span></text:p>
      <text:p text:style-name="P4"/>
      <text:p text:style-name="P4">esponja <text:span text:style-name="T37">amarela</text:span> <text:span text:style-name="T63">OK</text:span></text:p>
      <text:p text:style-name="P37">bombril OK</text:p>
      <text:p text:style-name="P80">limpa vidros OK</text:p>
      <text:p text:style-name="P81">flanelas, </text:p>
      <text:p text:style-name="P4"><text:span text:style-name="T58">rodos, </text:span><text:span text:style-name="T63">OK</text:span></text:p>
      <text:p text:style-name="P4"><text:span text:style-name="T58">vassouras, </text:span><text:span text:style-name="T63">OK</text:span></text:p>
      <text:p text:style-name="P80">pá de lixo OK</text:p>
      <text:p text:style-name="P80">escova de uso geral OK</text:p>
      <text:p text:style-name="P81">baldes, </text:p>
      <text:p text:style-name="P81">bacias, </text:p>
      <text:p text:style-name="P81">luvas, </text:p>
      <text:p text:style-name="P8">sacos de lixo, </text:p>
      <text:p text:style-name="P8">lixeira <text:span text:style-name="T64">OK</text:span></text:p>
      <text:p text:style-name="P10"/>
      <text:p text:style-name="P10"><text:span text:style-name="T1">Pet Shop</text:span> – Raç<text:span text:style-name="T2">ão de cão, de gato e de pássaros</text:span>, brinquedos, acessórios e outros itens para animais de estimação.</text:p>
      <text:p text:style-name="P10"/>
      <text:p text:style-name="P82">Casa e Cozinha – </text:p>
      <text:p text:style-name="P83">botijão de gás, </text:p>
      <text:p text:style-name="P83">itens elétricos, </text:p>
      <text:p text:style-name="P82"><text:span text:style-name="T65">pratos</text:span><text:span text:style-name="T66">, </text:span></text:p>
      <text:p text:style-name="P84">copos, </text:p>
      <text:p text:style-name="P84"><text:soft-page-break/>talheres,</text:p>
      <text:p text:style-name="P85"><text:span text:style-name="T65">i</text:span><text:span text:style-name="T66">nseticida OK</text:span></text:p>
      <text:p text:style-name="P86">formas de bolos retangulares OK</text:p>
      <text:p text:style-name="P87"><text:span text:style-name="T66"/></text:p>
      <text:p text:style-name="P10"/>
      <text:p text:style-name="P10"><text:span text:style-name="T1">Bazar</text:span> – Produtos sazonais ou especiais, como presentes, utensílios diversos e itens para decoração.</text:p>
      <text:p text:style-name="P8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2T10:10:24.130000000</meta:creation-date>
    <dc:date>2025-02-22T19:55:15.477000000</dc:date>
    <meta:editing-duration>PT19H8M35S</meta:editing-duration>
    <meta:editing-cycles>100</meta:editing-cycles>
    <meta:generator>LibreOffice/24.8.4.2$Windows_X86_64 LibreOffice_project/bb3cfa12c7b1bf994ecc5649a80400d06cd71002</meta:generator>
    <meta:document-statistic meta:table-count="0" meta:image-count="0" meta:object-count="0" meta:page-count="8" meta:paragraph-count="228" meta:word-count="801" meta:character-count="5299" meta:non-whitespace-character-count="4561"/>
  </office:meta>
</office:document-meta>
</file>